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41.01mm" svg:y="0mm" svg:width="13mm" svg:height="10.94mm" draw:z-index="1">
                            <draw:image xlink:href="Pictures/100002010000036B0000031B40540EF8.png" xlink:type="simple" xlink:show="embed" xlink:actuate="onLoad"/>
                        </draw:frame>
                        <draw:frame draw:style-name="fr1" draw:name="eez-gui-icon.png" text:anchor-type="paragraph" svg:x="157mm" svg:y="0mm" svg:width="13mm" svg:height="9.35mm" draw:z-index="3">
                            <draw:image xlink:href="Pictures/100002010000036D0000027EEDA92E76.png" xlink:type="simple" xlink:show="embed" xlink:actuate="onLoad"/>
                        </draw:frame>
                        
                        SelectLanguage</text:h>
                    <text:list>
                        <text:list-item>
                            <text:h text:style-name="Heading_20_2" text:outline-level="2">Description</text:h>
                        </text:list-item>
                    </text:list>
                </text:list-item>
            </text:list>

            <text:p text:style-name="Standard"><text:span>Changes the active language in multilanguage projects, i.e. projects that have the </text:span><text:span text:style-name="T1">Texts</text:span><text:span> feature added. After this, all texts on the page will be displayed in the newly selected language.</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Language
                                                                        <text:s text:c="4"/>
                                                                        <text:span text:style-name="T2">EXPRESSION (any)</text:span>
                                                                    </text:h>
                                                                </text:list-item>
                                                            </text:list>
                                                        </text:list-item>
                                                    </text:list>
                                                </text:list-item>
                                            </text:list>
                                            <text:p text:style-name="Standard"><text:span>ID of the language that will become the new active languag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Multi-Language</text:span></text:span>
                            </text:p>
                        </text:list-item>,<text:list-item>
                            <text:p text:style-name="List_20_1">
                            <text:span><text:span text:style-name="T1">Multi-Language Dashboard</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